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41604" officeooo:paragraph-rsid="00041604" style:font-weight-asian="bold" style:font-weight-complex="bold"/>
    </style:style>
    <style:style style:name="P2" style:family="paragraph" style:parent-style-name="Text_20_body">
      <style:text-properties fo:font-weight="bold" officeooo:rsid="000d3908" officeooo:paragraph-rsid="000d3908" style:font-weight-asian="bold" style:font-weight-complex="bold"/>
    </style:style>
    <style:style style:name="P3" style:family="paragraph" style:parent-style-name="Text_20_body">
      <style:text-properties fo:font-weight="bold" officeooo:rsid="000e7286" officeooo:paragraph-rsid="000e7286" style:font-weight-asian="bold" style:font-weight-complex="bold"/>
    </style:style>
    <style:style style:name="P4" style:family="paragraph" style:parent-style-name="Text_20_body">
      <style:text-properties officeooo:rsid="00067642" officeooo:paragraph-rsid="00067642"/>
    </style:style>
    <style:style style:name="P5" style:family="paragraph" style:parent-style-name="Text_20_body">
      <style:text-properties officeooo:rsid="0006c6aa" officeooo:paragraph-rsid="0006c6aa"/>
    </style:style>
    <style:style style:name="P6" style:family="paragraph" style:parent-style-name="Text_20_body">
      <style:text-properties officeooo:rsid="000a32fc" officeooo:paragraph-rsid="000a32fc"/>
    </style:style>
    <style:style style:name="P7" style:family="paragraph" style:parent-style-name="Text_20_body">
      <style:text-properties officeooo:rsid="000aab99" officeooo:paragraph-rsid="000aab99"/>
    </style:style>
    <style:style style:name="P8" style:family="paragraph" style:parent-style-name="Text_20_body">
      <style:text-properties officeooo:rsid="000b5005" officeooo:paragraph-rsid="000b5005"/>
    </style:style>
    <style:style style:name="P9" style:family="paragraph" style:parent-style-name="Text_20_body">
      <style:text-properties officeooo:rsid="000fec08" officeooo:paragraph-rsid="000fec08"/>
    </style:style>
    <style:style style:name="P10" style:family="paragraph" style:parent-style-name="Text_20_body">
      <style:text-properties officeooo:rsid="000fec08" officeooo:paragraph-rsid="0011243f"/>
    </style:style>
    <style:style style:name="P11" style:family="paragraph" style:parent-style-name="Text_20_body">
      <style:text-properties officeooo:rsid="0011243f" officeooo:paragraph-rsid="0011243f"/>
    </style:style>
    <style:style style:name="P12" style:family="paragraph" style:parent-style-name="Text_20_body">
      <style:text-properties officeooo:rsid="0012b647" officeooo:paragraph-rsid="0012b647"/>
    </style:style>
    <style:style style:name="P13" style:family="paragraph" style:parent-style-name="Text_20_body">
      <style:text-properties fo:font-weight="normal" officeooo:rsid="000e7286" officeooo:paragraph-rsid="000e7286" style:font-weight-asian="normal" style:font-weight-complex="normal"/>
    </style:style>
    <style:style style:name="P1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" style:family="paragraph" style:parent-style-name="Heading_20_1">
      <style:text-properties officeooo:rsid="000afcc7" officeooo:paragraph-rsid="000afcc7"/>
    </style:style>
    <style:style style:name="P16" style:family="paragraph" style:parent-style-name="Heading_20_1">
      <style:text-properties officeooo:rsid="0000be1c" officeooo:paragraph-rsid="0000be1c"/>
    </style:style>
    <style:style style:name="P17" style:family="paragraph" style:parent-style-name="Heading_20_2">
      <style:text-properties officeooo:rsid="000fec08" officeooo:paragraph-rsid="000fec08"/>
    </style:style>
    <style:style style:name="P18" style:family="paragraph" style:parent-style-name="Heading_20_2">
      <style:text-properties officeooo:rsid="000afcc7" officeooo:paragraph-rsid="000afcc7"/>
    </style:style>
    <style:style style:name="P19" style:family="paragraph" style:parent-style-name="Heading_20_2">
      <style:text-properties officeooo:rsid="0011090f" officeooo:paragraph-rsid="0011090f"/>
    </style:style>
    <style:style style:name="P20" style:family="paragraph" style:parent-style-name="Heading_20_2">
      <style:text-properties officeooo:rsid="0001b32e" officeooo:paragraph-rsid="0000be1c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dbde" style:font-weight-asian="normal" style:font-weight-complex="normal"/>
    </style:style>
    <style:style style:name="T3" style:family="text">
      <style:text-properties officeooo:rsid="0006c6aa"/>
    </style:style>
    <style:style style:name="T4" style:family="text">
      <style:text-properties officeooo:rsid="0007595d"/>
    </style:style>
    <style:style style:name="T5" style:family="text">
      <style:text-properties officeooo:rsid="000fec08"/>
    </style:style>
    <style:style style:name="T6" style:family="text">
      <style:text-properties officeooo:rsid="0014495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"><text:a xlink:type="simple" xlink:href="#__RefHeading___Toc1487_1067849462" text:style-name="Index_20_Link" text:visited-style-name="Index_20_Link">Configurações<text:tab/>1</text:a></text:p>
          <text:p text:style-name="P14"><text:a xlink:type="simple" xlink:href="#__RefHeading___Toc1493_1067849462" text:style-name="Index_20_Link" text:visited-style-name="Index_20_Link">Alias<text:tab/>1</text:a></text:p>
          <text:p text:style-name="P14"><text:a xlink:type="simple" xlink:href="#__RefHeading___Toc1489_1067849462" text:style-name="Index_20_Link" text:visited-style-name="Index_20_Link">Bash Profile<text:tab/>1</text:a></text:p>
          <text:p text:style-name="P14"><text:a xlink:type="simple" xlink:href="#__RefHeading__200_96500995" text:style-name="Index_20_Link" text:visited-style-name="Index_20_Link">Variáveis de Ambiente<text:tab/>1</text:a></text:p>
          <text:p text:style-name="P21"><text:a xlink:type="simple" xlink:href="#__RefHeading___Toc1017_1067849462" text:style-name="Index_20_Link" text:visited-style-name="Index_20_Link">Editores de Texto<text:tab/>1</text:a></text:p>
          <text:p text:style-name="P14"><text:a xlink:type="simple" xlink:href="#__RefHeading___Toc1019_1067849462" text:style-name="Index_20_Link" text:visited-style-name="Index_20_Link">Nano<text:tab/>1</text:a></text:p>
        </text:index-body>
      </text:table-of-content>
      <text:p text:style-name="Standard"/>
      <text:p text:style-name="Standard"/>
      <text:h text:style-name="P15" text:outline-level="1"><text:bookmark-start text:name="__RefHeading___Toc1487_1067849462"/>Configurações<text:bookmark-end text:name="__RefHeading___Toc1487_1067849462"/></text:h>
      <text:h text:style-name="P17" text:outline-level="2"><text:bookmark-start text:name="__RefHeading___Toc1493_1067849462"/>Alias<text:bookmark-end text:name="__RefHeading___Toc1493_1067849462"/></text:h>
      <text:p text:style-name="P9">No arquivo ~/.bash_profile digite</text:p>
      <text:p text:style-name="P9">alias pd="pwd"</text:p>
      <text:p text:style-name="P9">source ~/.bash_profile, no terminal digite pd e terá o mesmo resultado do comando pwd</text:p>
      <text:h text:style-name="P18" text:outline-level="2"><text:bookmark-start text:name="__RefHeading___Toc1489_1067849462"/>Bash Profile<text:bookmark-end text:name="__RefHeading___Toc1489_1067849462"/></text:h>
      <text:p text:style-name="P8">Na pasta home crie um arquvio de texto oculto da seguinte forma, .bash_profile</text:p>
      <text:h text:style-name="P19" text:outline-level="2"><text:bookmark-start text:name="__RefHeading__200_96500995"/>Variáveis de Ambiente<text:bookmark-end text:name="__RefHeading__200_96500995"/></text:h>
      <text:p text:style-name="P10">No arquivo ~/.bash_profile digite</text:p>
      <text:p text:style-name="P11">export USER="SeuNome"</text:p>
      <text:p text:style-name="P12">salve o arquivo e execute source <text:span text:style-name="T5">~/.bash_profile</text:span></text:p>
      <text:p text:style-name="P12">Abra o terminal e digite <text:span text:style-name="T6">echo</text:span> $USER, irá imprimir o SeuNome</text:p>
      <text:h text:style-name="P16" text:outline-level="1"><text:bookmark-start text:name="__RefHeading___Toc1017_1067849462"/>Editores de Texto<text:bookmark-end text:name="__RefHeading___Toc1017_1067849462"/></text:h>
      <text:h text:style-name="P20" text:outline-level="2"><text:bookmark-start text:name="__RefHeading___Toc1019_1067849462"/>Nano<text:bookmark-end text:name="__RefHeading___Toc1019_1067849462"/></text:h>
      <text:p text:style-name="P4">O menu de comandos na parte de baixo da tela permite-nos interagir com o arquivo. O ^ é o padrão para a tecla ctrl.</text:p>
      <text:p text:style-name="P4"><text:span text:style-name="T3">c</text:span>trl + O Salva o arquivo, 'O' é padrão para output.</text:p>
      <text:p text:style-name="P5">ctrl + X <text:span text:style-name="T4">Sai do programa Nano, 'X' é o padrão para exit.</text:span></text:p>
      <text:p text:style-name="P6">ctrl + G Abre o menu de ajuda.</text:p>
      <text:p text:style-name="P7">clear Limpa o terminal, movendo o prompt de comando para o topo da tela.</text:p>
      <text:p text:style-name="P1">nano hello.txt<text:span text:style-name="T1"> cria um arquivo hello.txt e o abre no nano.</text:span></text:p>
      <text:p text:style-name="P2">nano ~/.bash_profile<text:span text:style-name="T1"> </text:span><text:span text:style-name="T2">cria um arquivo oculto chamado .bash_profile na pasta home do usuário</text:span></text:p>
      <text:p text:style-name="P3"><text:span text:style-name="T2">~ </text:span><text:span text:style-name="T1">Representa o diretório home do usuário</text:span></text:p>
      <text:p text:style-name="P13"><text:soft-page-break/>. indica que é um arquivo ocul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6M30S</meta:editing-duration>
    <meta:editing-cycles>27</meta:editing-cycles>
    <meta:generator>LibreOffice/4.2.8.2$Linux_X86_64 LibreOffice_project/420m0$Build-2</meta:generator>
    <dc:date>2017-02-21T14:06:50.560670529</dc:date>
    <meta:document-statistic meta:table-count="0" meta:image-count="0" meta:object-count="0" meta:page-count="2" meta:paragraph-count="30" meta:word-count="196" meta:character-count="1088" meta:non-whitespace-character-count="922"/>
    <meta:user-defined meta:name="Info 1"/>
    <meta:user-defined meta:name="Info 2"/>
    <meta:user-defined meta:name="Info 3"/>
    <meta:user-defined meta:name="Info 4"/>
  </office:meta>
</office:document-meta>
</file>